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rlito"/>
    </style:style>
    <style:style style:name="P2" style:family="paragraph" style:parent-style-name="Standard" style:list-style-name="L1">
      <loext:graphic-properties draw:fill="none"/>
      <style:paragraph-properties fo:margin-left="0.5in" fo:margin-right="0in" fo:margin-top="0.0799in" fo:margin-bottom="0in" style:contextual-spacing="false" fo:text-align="justify" style:justify-single-word="false" fo:text-indent="0in" style:auto-text-indent="false" fo:background-color="transparent"/>
      <style:text-properties officeooo:rsid="000ffe4d" officeooo:paragraph-rsid="000ffe4d"/>
    </style:style>
    <style:style style:name="P3" style:family="paragraph" style:parent-style-name="Standard" style:list-style-name="L1">
      <loext:graphic-properties draw:fill="none"/>
      <style:paragraph-properties fo:margin-left="0.75in" fo:margin-right="0in" fo:text-align="justify" style:justify-single-word="false" fo:text-indent="-0.25in" style:auto-text-indent="false" fo:background-color="transparent"/>
      <style:text-properties officeooo:rsid="000ffe4d" officeooo:paragraph-rsid="000ffe4d"/>
    </style:style>
    <style:style style:name="P4" style:family="paragraph" style:parent-style-name="Standard" style:list-style-name="L1">
      <loext:graphic-properties draw:fill="none"/>
      <style:paragraph-properties fo:margin-left="0.75in" fo:margin-right="0in" fo:text-align="justify" style:justify-single-word="false" fo:text-indent="-0.25in" style:auto-text-indent="false" fo:background-color="transparent"/>
      <style:text-properties officeooo:rsid="0010e2a3" officeooo:paragraph-rsid="0010e2a3"/>
    </style:style>
    <style:style style:name="P5" style:family="paragraph" style:parent-style-name="Standard" style:list-style-name="L1">
      <loext:graphic-properties draw:fill="none"/>
      <style:paragraph-properties fo:margin-left="0.75in" fo:margin-right="0in" fo:text-align="justify" style:justify-single-word="false" fo:text-indent="-0.25in" style:auto-text-indent="false" fo:background-color="transparent"/>
      <style:text-properties officeooo:paragraph-rsid="000fdb87"/>
    </style:style>
    <style:style style:name="P6" style:family="paragraph" style:parent-style-name="Standard" style:list-style-name="L1" style:master-page-name="">
      <loext:graphic-properties draw:fill="none"/>
      <style:paragraph-properties fo:margin-left="0.75in" fo:margin-right="0in" fo:text-align="justify" style:justify-single-word="false" fo:text-indent="-0.25in" style:auto-text-indent="false" style:page-number="auto" fo:background-color="transparent"/>
      <style:text-properties officeooo:paragraph-rsid="000fdb87"/>
    </style:style>
    <style:style style:name="P7" style:family="paragraph" style:parent-style-name="Standard" style:list-style-name="L1" style:master-page-name="">
      <loext:graphic-properties draw:fill="none"/>
      <style:paragraph-properties fo:margin-left="0.75in" fo:margin-right="0in" fo:text-align="justify" style:justify-single-word="false" fo:text-indent="-0.25in" style:auto-text-indent="false" style:page-number="auto" fo:background-color="transparent"/>
      <style:text-properties officeooo:rsid="0010e2a3" officeooo:paragraph-rsid="0010e2a3"/>
    </style:style>
    <style:style style:name="P8" style:family="paragraph" style:parent-style-name="Standard">
      <style:paragraph-properties fo:margin-top="0.0799in" fo:margin-bottom="0in" style:contextual-spacing="false" fo:text-align="justify" style:justify-single-word="false"/>
      <style:text-properties style:font-name="Carlito" officeooo:paragraph-rsid="000fdb87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0e2a3" officeooo:paragraph-rsid="0010e2a3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234b7" officeooo:paragraph-rsid="001234b7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799in" fo:margin-bottom="0in" style:contextual-spacing="false" fo:text-align="justify" style:justify-single-word="false" fo:text-indent="0.5in" style:auto-text-indent="false" style:page-number="auto" fo:background-color="transparent"/>
      <style:text-properties officeooo:rsid="0010e2a3" officeooo:paragraph-rsid="0010e2a3"/>
    </style:style>
    <style:style style:name="T1" style:family="text">
      <style:text-properties officeooo:rsid="000fdb87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ffe4d"/>
    </style:style>
    <style:style style:name="T4" style:family="text">
      <style:text-properties style:font-name="Carlito" officeooo:rsid="0010e2a3"/>
    </style:style>
    <style:style style:name="T5" style:family="text">
      <style:text-properties style:font-name="Carlito" fo:font-style="italic" style:font-style-asian="italic" style:font-style-complex="italic"/>
    </style:style>
    <style:style style:name="T6" style:family="text">
      <style:text-properties style:font-name="Carlito" fo:font-weight="bold" style:font-weight-asian="bold" style:font-weight-complex="bold"/>
    </style:style>
    <style:style style:name="T7" style:family="text">
      <style:text-properties style:font-name="Carlito" officeooo:rsid="001234b7"/>
    </style:style>
    <style:style style:name="T8" style:family="text">
      <style:text-properties officeooo:rsid="000ffe4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 order to pass the <text:span text:style-name="T1">whole set of </text:span>19 args to the script one must group in two main categories: 1) 'fixed' values, i.e., not changing from one pass to another, for a given engine, and 2) values that change with each pass according to actual engine-powertrain conditions.</text:p>
      <text:p text:style-name="P1">In order to make the things easier, i.e., to decrease the call effort the first category is to be stored within a list, built once and passed with every call.</text:p>
      <text:p text:style-name="P8"><text:tab/><text:span text:style-name="T9">The 'fixed' values</text:span> are as following (passed <text:span text:style-name="T8">within a list </text:span>exactly in this order): </text:p>
      <text:list xml:id="list2557728788" text:style-name="L1">
        <text:list-item>
          <text:p text:style-name="P6"><text:span text:style-name="T3">the </text:span><text:span text:style-name="T2">transmission final ratio 'xi_f', </text:span></text:p>
        </text:list-item>
        <text:list-item>
          <text:p text:style-name="P5"><text:span text:style-name="T3">the </text:span><text:span text:style-name="T2">sl</text:span><text:span text:style-name="T3">i</text:span><text:span text:style-name="T2">p</text:span><text:span text:style-name="T3">p</text:span><text:span text:style-name="T2">ing factor 's_f', </text:span></text:p>
        </text:list-item>
        <text:list-item>
          <text:p text:style-name="P5"><text:span text:style-name="T3">the </text:span><text:span text:style-name="T2">wheel rolling radius 'r_d', </text:span></text:p>
        </text:list-item>
        <text:list-item>
          <text:p text:style-name="P5"><text:span text:style-name="T3">the </text:span><text:span text:style-name="T2">engine maximum speed 'n_max',</text:span></text:p>
        </text:list-item>
        <text:list-item>
          <text:p text:style-name="P3"><text:span text:style-name="T2">the engine maximum output, ‘P_max’,</text:span></text:p>
        </text:list-item>
        <text:list-item>
          <text:p text:style-name="P3"><text:span text:style-name="T2">the engine type, ‘type’,</text:span></text:p>
        </text:list-item>
        <text:list-item>
          <text:p text:style-name="P3"><text:span text:style-name="T2">the transmission overall efficiency, ‘eta_t’,</text:span></text:p>
        </text:list-item>
        <text:list-item>
          <text:p text:style-name="P3"><text:span text:style-name="T2">the engine maximum efficiency, ‘eta_max’,</text:span></text:p>
        </text:list-item>
        <text:list-item>
          <text:p text:style-name="P3"><text:span text:style-name="T2">the vehicle mass, ‘m_a’,</text:span></text:p>
        </text:list-item>
        <text:list-item>
          <text:p text:style-name="P3"><text:span text:style-name="T2"><text:s/>the rolling drag coefficient, ‘c_r’,</text:span></text:p>
        </text:list-item>
        <text:list-item>
          <text:p text:style-name="P3"><text:span text:style-name="T2">the wind drag coefficient, ‘C_d’,</text:span></text:p>
        </text:list-item>
        <text:list-item>
          <text:p text:style-name="P3"><text:span text:style-name="T2">the vehicle frontal area, ‘A_f’,</text:span></text:p>
        </text:list-item>
        <text:list-item>
          <text:p text:style-name="P3"><text:span text:style-name="T2">the air density, ‘ro_a’,</text:span></text:p>
        </text:list-item>
        <text:list-item>
          <text:p text:style-name="P3"><text:span text:style-name="T2">the fuel burning value, ‘Q_f’ (in Joule/liter),</text:span></text:p>
        </text:list-item>
        <text:list-item>
          <text:p text:style-name="P3"><text:span text:style-name="T2">the fuel density, ‘ro_f’.</text:span></text:p>
          <text:p text:style-name="P2"><text:span text:style-name="T6">The second category</text:span><text:span text:style-name="T2"> (‘volatile’ values, </text:span><text:span text:style-name="T4">in this order</text:span><text:span text:style-name="T2">) </text:span><text:span text:style-name="T7">is</text:span><text:span text:style-name="T2">:</text:span></text:p>
        </text:list-item>
        <text:list-item text:start-value="1">
          <text:p text:style-name="P7"><text:span text:style-name="T2">the vehicle initial speed, ‘v_init’,</text:span></text:p>
        </text:list-item>
        <text:list-item>
          <text:p text:style-name="P4"><text:span text:style-name="T2">the gearbox ratio, ‘xi_g’,</text:span></text:p>
        </text:list-item>
        <text:list-item>
          <text:p text:style-name="P4"><text:span text:style-name="T2">the acceleration, ‘a’,</text:span></text:p>
        </text:list-item>
        <text:list-item>
          <text:p text:style-name="P4"><text:span text:style-name="T2">the time, ‘t’.</text:span></text:p>
        </text:list-item>
      </text:list>
      <text:p text:style-name="P11"><text:span text:style-name="T2">At RL agent level the specific fuel consumption script is to be invoked in an API-style, presented in the ‘sfc_call.py’ file.</text:span></text:p>
      <text:p text:style-name="P10"><text:span text:style-name="T2">If, by passed args, vehicle speed leads to an engine speed greater than maximum possible the program displays a warning and exists. Same is true for power/output.</text:span></text:p>
      <text:p text:style-name="P9"><text:span text:style-name="T2">I recommend to read every function and method </text:span><text:span text:style-name="T5">docstring</text:span><text:span text:style-name="T2"> carefully. </text:span><text:span text:style-name="T7">Also every comment is meant for further clarific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20:08:15.397918091</meta:creation-date>
    <dc:date>2022-06-18T20:31:51.269533954</dc:date>
    <meta:editing-duration>PT13M4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26" meta:word-count="273" meta:character-count="1615" meta:non-whitespace-character-count="1380"/>
  </office:meta>
</office:document-meta>
</file>